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579cm" fo:margin-left="0.09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794cm"/>
    </style:style>
    <style:style style:name="Tableau1.B" style:family="table-column">
      <style:table-column-properties style:column-width="1.185cm"/>
    </style:style>
    <style:style style:name="Tableau1.C" style:family="table-column">
      <style:table-column-properties style:column-width="5.906cm"/>
    </style:style>
    <style:style style:name="Tableau1.D" style:family="table-column">
      <style:table-column-properties style:column-width="5.694cm"/>
    </style:style>
    <style:style style:name="Tableau1.A1" style:family="table-cell">
      <style:table-cell-properties style:vertical-align="middle" fo:background-color="#ffcc99" style:border-line-width-left="0.002cm 0.004cm 0.002cm" style:border-line-width-top="0.002cm 0.004cm 0.002cm" style:border-line-width-bottom="0.002cm 0.004cm 0.002cm" fo:padding="0.097cm" fo:border-left="0.2pt double #808080" fo:border-right="none" fo:border-top="0.2pt double #808080" fo:border-bottom="0.2pt double #808080">
        <style:background-image/>
      </style:table-cell-properties>
    </style:style>
    <style:style style:name="Tableau1.D1" style:family="table-cell">
      <style:table-cell-properties style:vertical-align="middle" fo:background-color="#ffcc99" style:border-line-width="0.002cm 0.004cm 0.002cm" fo:padding="0.097cm" fo:border="0.2pt double #808080">
        <style:background-image/>
      </style:table-cell-properties>
    </style:style>
    <style:style style:name="Tableau1.A2" style:family="table-cell">
      <style:table-cell-properties style:vertical-align="middle" fo:background-color="#ffcc99" style:border-line-width-left="0.002cm 0.004cm 0.002cm" style:border-line-width-bottom="0.002cm 0.004cm 0.002cm" fo:padding="0.097cm" fo:border-left="0.2pt double #808080" fo:border-right="none" fo:border-top="none" fo:border-bottom="0.2pt double #808080">
        <style:background-image/>
      </style:table-cell-properties>
    </style:style>
    <style:style style:name="Tableau1.D2" style:family="table-cell">
      <style:table-cell-properties style:vertical-align="middle" fo:background-color="#ffcc99" style:border-line-width-left="0.002cm 0.004cm 0.002cm" style:border-line-width-right="0.002cm 0.004cm 0.002cm" style:border-line-width-bottom="0.002cm 0.004cm 0.002cm" fo:padding="0.097cm" fo:border-left="0.2pt double #808080" fo:border-right="0.2pt double #808080" fo:border-top="none" fo:border-bottom="0.2pt double #808080">
        <style:background-image/>
      </style:table-cell-properties>
    </style:style>
    <style:style style:name="Tableau1.3" style:family="table-row">
      <style:table-row-properties fo:background-color="transparent" fo:keep-together="auto">
        <style:background-image/>
      </style:table-row-properties>
    </style:style>
    <style:style style:name="Tableau1.A3" style:family="table-cell">
      <style:table-cell-properties style:vertical-align="middle" fo:background-color="#e6e6ff" fo:padding="0.097cm" fo:border-left="1pt solid #808080" fo:border-right="1pt solid #808080" fo:border-top="none" fo:border-bottom="1pt solid #808080">
        <style:background-image/>
      </style:table-cell-properties>
    </style:style>
    <style:style style:name="Tableau1.C3" style:family="table-cell">
      <style:table-cell-properties style:vertical-align="middle" fo:background-color="#e6e6ff" style:border-line-width-left="0.002cm 0.004cm 0.002cm" style:border-line-width-bottom="0.002cm 0.004cm 0.002cm" fo:padding="0.097cm" fo:border-left="0.2pt double #808080" fo:border-right="none" fo:border-top="none" fo:border-bottom="0.2pt double #808080">
        <style:background-image/>
      </style:table-cell-properties>
    </style:style>
    <style:style style:name="Tableau1.D3" style:family="table-cell">
      <style:table-cell-properties style:vertical-align="middle" fo:background-color="#e6e6ff" style:border-line-width-bottom="0.002cm 0.004cm 0.002cm" fo:padding="0.097cm" fo:border-left="1pt solid #808080" fo:border-right="none" fo:border-top="none" fo:border-bottom="0.2pt double #808080" style:writing-mode="page">
        <style:background-image/>
      </style:table-cell-properties>
    </style:style>
    <style:style style:name="Tableau1.C4" style:family="table-cell">
      <style:table-cell-properties style:vertical-align="middle" fo:background-color="#e6e6ff" fo:padding="0.097cm" fo:border-left="1pt solid #808080" fo:border-right="none" fo:border-top="none" fo:border-bottom="1pt solid #808080">
        <style:background-image/>
      </style:table-cell-properties>
    </style:style>
    <style:style style:name="Tableau1.D4" style:family="table-cell">
      <style:table-cell-properties style:vertical-align="middle" fo:background-color="#e6e6ff" fo:padding="0.097cm" fo:border-left="1pt solid #808080" fo:border-right="none" fo:border-top="none" fo:border-bottom="1pt solid #808080" style:writing-mode="page">
        <style:background-image/>
      </style:table-cell-properties>
    </style:style>
    <style:style style:name="Tableau1.A5" style:family="table-cell">
      <style:table-cell-properties style:vertical-align="middle" fo:padding="0.097cm" fo:border-left="1pt solid #808080" fo:border-right="none" fo:border-top="none" fo:border-bottom="1pt solid #808080"/>
    </style:style>
    <style:style style:name="Tableau1.B5" style:family="table-cell">
      <style:table-cell-properties style:vertical-align="middle" fo:padding="0.097cm" fo:border-left="1pt solid #808080" fo:border-right="1pt solid #808080" fo:border-top="none" fo:border-bottom="1pt solid #808080"/>
    </style:style>
    <style:style style:name="Tableau1.C5" style:family="table-cell">
      <style:table-cell-properties style:vertical-align="middle" style:border-line-width-left="0.002cm 0.004cm 0.002cm" style:border-line-width-bottom="0.002cm 0.004cm 0.002cm" fo:padding="0.097cm" fo:border-left="0.2pt double #808080" fo:border-right="none" fo:border-top="none" fo:border-bottom="0.2pt double #808080"/>
    </style:style>
    <style:style style:name="Tableau1.D5" style:family="table-cell">
      <style:table-cell-properties style:vertical-align="middle" fo:background-color="transparent" style:border-line-width-bottom="0.002cm 0.004cm 0.002cm" fo:padding="0.097cm" fo:border-left="1pt solid #808080" fo:border-right="none" fo:border-top="none" fo:border-bottom="0.2pt double #808080" style:writing-mode="page">
        <style:background-image/>
      </style:table-cell-properties>
    </style:style>
    <style:style style:name="Tableau1.A6" style:family="table-cell">
      <style:table-cell-properties style:vertical-align="middle" fo:padding="0.097cm" fo:border-left="1pt solid #808080" fo:border-right="none" fo:border-top="none" fo:border-bottom="1pt solid #808080"/>
    </style:style>
    <style:style style:name="Tableau1.B6" style:family="table-cell">
      <style:table-cell-properties style:vertical-align="middle" fo:padding="0.097cm" fo:border-left="1pt solid #808080" fo:border-right="1pt solid #808080" fo:border-top="none" fo:border-bottom="1pt solid #808080"/>
    </style:style>
    <style:style style:name="Tableau1.C6" style:family="table-cell">
      <style:table-cell-properties style:vertical-align="middle" fo:padding="0.097cm" fo:border-left="1pt solid #808080" fo:border-right="none" fo:border-top="none" fo:border-bottom="1pt solid #808080"/>
    </style:style>
    <style:style style:name="Tableau1.D6" style:family="table-cell">
      <style:table-cell-properties style:vertical-align="middle" fo:background-color="transparent" fo:padding="0.097cm" fo:border-left="1pt solid #808080" fo:border-right="none" fo:border-top="none" fo:border-bottom="1pt solid #808080" style:writing-mode="page">
        <style:background-image/>
      </style:table-cell-properties>
    </style:style>
    <style:style style:name="Tableau1.A7" style:family="table-cell">
      <style:table-cell-properties style:vertical-align="middle" fo:background-color="#e6e6ff" fo:padding="0.097cm" fo:border="1pt solid #000000" style:writing-mode="page">
        <style:background-image/>
      </style:table-cell-properties>
    </style:style>
    <style:style style:name="Tableau1.B7" style:family="table-cell">
      <style:table-cell-properties style:vertical-align="middle" fo:background-color="#e6e6ff" fo:padding="0.097cm" fo:border-left="1pt solid #808080" fo:border-right="1pt solid #808080" fo:border-top="none" fo:border-bottom="1pt solid #808080" style:writing-mode="page">
        <style:background-image/>
      </style:table-cell-properties>
    </style:style>
    <style:style style:name="Tableau1.B9" style:family="table-cell">
      <style:table-cell-properties style:vertical-align="middle" fo:background-color="transparent" fo:padding="0.097cm" fo:border-left="1pt solid #808080" fo:border-right="1pt solid #808080" fo:border-top="none" fo:border-bottom="1pt solid #808080" style:writing-mode="page">
        <style:background-image/>
      </style:table-cell-properties>
    </style:style>
    <style:style style:name="Tableau1.C9" style:family="table-cell">
      <style:table-cell-properties style:vertical-align="middle" fo:background-color="transparent" style:border-line-width-left="0.002cm 0.004cm 0.002cm" style:border-line-width-bottom="0.002cm 0.004cm 0.002cm" fo:padding="0.097cm" fo:border-left="0.2pt double #808080" fo:border-right="none" fo:border-top="none" fo:border-bottom="0.2pt double #808080" style:writing-mode="page">
        <style:background-image/>
      </style:table-cell-properties>
    </style:style>
    <style:style style:name="P1" style:family="paragraph" style:parent-style-name="Preformatted_20_Text">
      <style:text-properties officeooo:rsid="00139e76" officeooo:paragraph-rsid="00139e76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  <style:text-properties style:text-outline="false" fo:font-size="2pt" fo:text-shadow="1pt 1pt" fo:font-weight="bold" style:font-size-asian="2pt" style:font-weight-asian="bold" style:font-size-complex="2pt" style:font-weight-complex="bold"/>
    </style:style>
    <style:style style:name="P4" style:family="paragraph" style:parent-style-name="Table_20_Heading">
      <style:text-properties style:text-outline="false" fo:text-shadow="1pt 1pt"/>
    </style:style>
    <style:style style:name="P5" style:family="paragraph" style:parent-style-name="Table_20_Heading">
      <style:paragraph-properties fo:text-align="center" style:justify-single-word="false"/>
      <style:text-properties style:text-outline="false" fo:text-shadow="1pt 1pt" fo:font-weight="bold" style:font-weight-asian="bold" style:font-weight-complex="bold"/>
    </style:style>
    <style:style style:name="P6" style:family="paragraph" style:parent-style-name="Table_20_Heading">
      <style:paragraph-properties fo:text-align="center" style:justify-single-word="false"/>
      <style:text-properties style:text-outline="false" fo:text-shadow="1pt 1pt"/>
    </style:style>
    <style:style style:name="P7" style:family="paragraph" style:parent-style-name="Heading_20_3">
      <style:text-properties officeooo:rsid="00139e76" officeooo:paragraph-rsid="00139e76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11.2.1 Integer Types (Exact Value) - INTEGER, INT, SMALLINT, TINYINT, MEDIUMINT, BIGINT</text:h>
      <text:p text:style-name="Text_20_body">MySQL supports the SQL standard integer types <text:span text:style-name="Source_20_Text">INTEGER</text:span> (or <text:span text:style-name="Source_20_Text">INT</text:span>) and <text:span text:style-name="Source_20_Text">SMALLINT</text:span>. As an extension to the standard, MySQL also supports the integer types <text:span text:style-name="Source_20_Text">TINYINT</text:span>, <text:span text:style-name="Source_20_Text">MEDIUMINT</text:span>, and <text:span text:style-name="Source_20_Text">BIGINT</text:span>. The following table shows the required storage and range for each integer type.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5">Type</text:p>
            </table:table-cell>
            <table:table-cell table:style-name="Tableau1.A1" office:value-type="string">
              <text:p text:style-name="P6">Storage</text:p>
            </table:table-cell>
            <table:table-cell table:style-name="Tableau1.A1" office:value-type="string">
              <text:p text:style-name="P4">Minimum Value</text:p>
            </table:table-cell>
            <table:table-cell table:style-name="Tableau1.D1" office:value-type="string">
              <text:p text:style-name="P4">Maximum Value</text:p>
            </table:table-cell>
          </table:table-row>
          <table:table-row>
            <table:table-cell table:style-name="Tableau1.A2" office:value-type="string">
              <text:p text:style-name="P3"/>
            </table:table-cell>
            <table:table-cell table:style-name="Tableau1.A2" office:value-type="string">
              <text:p text:style-name="P6">(Bytes)</text:p>
            </table:table-cell>
            <table:table-cell table:style-name="Tableau1.A2" office:value-type="string">
              <text:p text:style-name="P4">(Signed/Unsigned)</text:p>
            </table:table-cell>
            <table:table-cell table:style-name="Tableau1.D2" office:value-type="string">
              <text:p text:style-name="P4">(Signed/Unsigned)</text:p>
            </table:table-cell>
          </table:table-row>
        </table:table-header-rows>
        <table:table-row table:style-name="Tableau1.3">
          <table:table-cell table:style-name="Tableau1.A3" table:number-rows-spanned="2" office:value-type="string">
            <text:p text:style-name="P2"><text:span text:style-name="Source_20_Text"><text:span text:style-name="T1">TINYINT</text:span></text:span></text:p>
          </table:table-cell>
          <table:table-cell table:style-name="Tableau1.A3" table:number-rows-spanned="2" office:value-type="string">
            <text:p text:style-name="P2">1</text:p>
          </table:table-cell>
          <table:table-cell table:style-name="Tableau1.C3" office:value-type="string">
            <text:p text:style-name="P2"><text:span text:style-name="Source_20_Text">-128</text:span></text:p>
          </table:table-cell>
          <table:table-cell table:style-name="Tableau1.D3" office:value-type="string">
            <text:p text:style-name="P2"><text:span text:style-name="Source_20_Text">127</text:span></text:p>
          </table:table-cell>
        </table:table-row>
        <table:table-row table:style-name="Tableau1.3">
          <table:covered-table-cell/>
          <table:covered-table-cell/>
          <table:table-cell table:style-name="Tableau1.C4" office:value-type="string">
            <text:p text:style-name="P2"><text:span text:style-name="Source_20_Text">0</text:span></text:p>
          </table:table-cell>
          <table:table-cell table:style-name="Tableau1.D4" office:value-type="string">
            <text:p text:style-name="P2"><text:span text:style-name="Source_20_Text">255</text:span></text:p>
          </table:table-cell>
        </table:table-row>
        <table:table-row table:style-name="Tableau1.3">
          <table:table-cell table:style-name="Tableau1.A6" table:number-rows-spanned="2" office:value-type="string">
            <text:p text:style-name="P2"><text:span text:style-name="Source_20_Text"><text:span text:style-name="T1">SMALLINT</text:span></text:span></text:p>
          </table:table-cell>
          <table:table-cell table:style-name="Tableau1.B6" table:number-rows-spanned="2" office:value-type="string">
            <text:p text:style-name="P2">2</text:p>
          </table:table-cell>
          <table:table-cell table:style-name="Tableau1.C5" office:value-type="string">
            <text:p text:style-name="P2"><text:span text:style-name="Source_20_Text">-32768</text:span></text:p>
          </table:table-cell>
          <table:table-cell table:style-name="Tableau1.D5" office:value-type="string">
            <text:p text:style-name="P2"><text:span text:style-name="Source_20_Text">32767</text:span></text:p>
          </table:table-cell>
        </table:table-row>
        <table:table-row table:style-name="Tableau1.3">
          <table:covered-table-cell/>
          <table:covered-table-cell/>
          <table:table-cell table:style-name="Tableau1.C6" office:value-type="string">
            <text:p text:style-name="P2"><text:span text:style-name="Source_20_Text">0</text:span></text:p>
          </table:table-cell>
          <table:table-cell table:style-name="Tableau1.D6" office:value-type="string">
            <text:p text:style-name="P2"><text:span text:style-name="Source_20_Text">65535</text:span></text:p>
          </table:table-cell>
        </table:table-row>
        <table:table-row table:style-name="Tableau1.3">
          <table:table-cell table:style-name="Tableau1.A7" table:number-rows-spanned="2" office:value-type="string">
            <text:p text:style-name="P2"><text:span text:style-name="Source_20_Text"><text:span text:style-name="T1">MEDIUMINT</text:span></text:span></text:p>
          </table:table-cell>
          <table:table-cell table:style-name="Tableau1.B7" table:number-rows-spanned="2" office:value-type="string">
            <text:p text:style-name="P2">3</text:p>
          </table:table-cell>
          <table:table-cell table:style-name="Tableau1.D3" office:value-type="string">
            <text:p text:style-name="P2"><text:span text:style-name="Source_20_Text">-8388608</text:span></text:p>
          </table:table-cell>
          <table:table-cell table:style-name="Tableau1.D3" office:value-type="string">
            <text:p text:style-name="P2"><text:span text:style-name="Source_20_Text">8388607</text:span></text:p>
          </table:table-cell>
        </table:table-row>
        <table:table-row table:style-name="Tableau1.3">
          <table:covered-table-cell/>
          <table:covered-table-cell/>
          <table:table-cell table:style-name="Tableau1.D4" office:value-type="string">
            <text:p text:style-name="P2"><text:span text:style-name="Source_20_Text">0</text:span></text:p>
          </table:table-cell>
          <table:table-cell table:style-name="Tableau1.D4" office:value-type="string">
            <text:p text:style-name="P2"><text:span text:style-name="Source_20_Text">16777215</text:span></text:p>
          </table:table-cell>
        </table:table-row>
        <table:table-row table:style-name="Tableau1.3">
          <table:table-cell table:style-name="Tableau1.D6" table:number-rows-spanned="2" office:value-type="string">
            <text:p text:style-name="P2"><text:span text:style-name="Source_20_Text"><text:span text:style-name="T1">INT</text:span></text:span></text:p>
          </table:table-cell>
          <table:table-cell table:style-name="Tableau1.B9" table:number-rows-spanned="2" office:value-type="string">
            <text:p text:style-name="P2">4</text:p>
          </table:table-cell>
          <table:table-cell table:style-name="Tableau1.C9" office:value-type="string">
            <text:p text:style-name="P2"><text:span text:style-name="Source_20_Text">-2147483648</text:span></text:p>
          </table:table-cell>
          <table:table-cell table:style-name="Tableau1.D5" office:value-type="string">
            <text:p text:style-name="P2"><text:span text:style-name="Source_20_Text">2147483647</text:span></text:p>
          </table:table-cell>
        </table:table-row>
        <table:table-row table:style-name="Tableau1.3">
          <table:covered-table-cell/>
          <table:covered-table-cell/>
          <table:table-cell table:style-name="Tableau1.D6" office:value-type="string">
            <text:p text:style-name="P2"><text:span text:style-name="Source_20_Text">0</text:span></text:p>
          </table:table-cell>
          <table:table-cell table:style-name="Tableau1.D6" office:value-type="string">
            <text:p text:style-name="P2"><text:span text:style-name="Source_20_Text">4294967295</text:span></text:p>
          </table:table-cell>
        </table:table-row>
        <table:table-row table:style-name="Tableau1.3">
          <table:table-cell table:style-name="Tableau1.A7" table:number-rows-spanned="2" office:value-type="string">
            <text:p text:style-name="P2"><text:span text:style-name="Source_20_Text"><text:span text:style-name="T1">BIGINT</text:span></text:span></text:p>
          </table:table-cell>
          <table:table-cell table:style-name="Tableau1.B7" table:number-rows-spanned="2" office:value-type="string">
            <text:p text:style-name="P2">8</text:p>
          </table:table-cell>
          <table:table-cell table:style-name="Tableau1.D3" office:value-type="string">
            <text:p text:style-name="P2"><text:span text:style-name="Source_20_Text">-9223372036854775808</text:span></text:p>
          </table:table-cell>
          <table:table-cell table:style-name="Tableau1.D3" office:value-type="string">
            <text:p text:style-name="P2"><text:span text:style-name="Source_20_Text">9223372036854775807</text:span></text:p>
          </table:table-cell>
        </table:table-row>
        <table:table-row table:style-name="Tableau1.3">
          <table:covered-table-cell/>
          <table:covered-table-cell/>
          <table:table-cell table:style-name="Tableau1.D4" office:value-type="string">
            <text:p text:style-name="P2"><text:span text:style-name="Source_20_Text">0</text:span></text:p>
          </table:table-cell>
          <table:table-cell table:style-name="Tableau1.D4" office:value-type="string">
            <text:p text:style-name="P2"><text:span text:style-name="Source_20_Text">18446744073709551615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8:33:00.451000000</dc:date>
    <meta:editing-duration>PT6M5S</meta:editing-duration>
    <meta:editing-cycles>1</meta:editing-cycles>
    <meta:generator>LibreOffice/5.0.2.2$Windows_x86 LibreOffice_project/37b43f919e4de5eeaca9b9755ed688758a8251fe</meta:generator>
    <meta:document-statistic meta:table-count="1" meta:image-count="0" meta:object-count="0" meta:page-count="1" meta:paragraph-count="39" meta:word-count="92" meta:character-count="607" meta:non-whitespace-character-count="553"/>
  </office:meta>
</office:document-meta>
</file>